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ContextHolder.TransactionContextHolder( Deque &lt; TransactionContext &gt; transaction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extHolder.create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nsactionContextHolder.has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ContextHolder.curren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